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1.5744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“uses” dependencies</text:p>
          </table:table-cell>
          <table:table-cell table:style-name="ce1" office:value-type="string">
            <text:p>associations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BaseRenderTexture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BaseTexture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BitmapText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BlendModeManag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BlurFilt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BlurXFilt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BlurYFilt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Bou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Buff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acheDat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anvasExtract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anvasMaskManag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anvasRender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anvasRenderTarget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irc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olorMatrixFilt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Contain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DisplayObject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Ellips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Filt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FilterManager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FilterStat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FXAAFilt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Graphics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GraphicsData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GraphicsRender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InteractionDa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office:annotation draw:style-name="gr1" draw:text-style-name="P1" svg:width="1.1413in" svg:height="0.5457in" svg:x="1.9677in" svg:y="5.2142in" draw:caption-point-x="-0.2402in" draw:caption-point-y="0.6012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Load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MaskManager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Matrix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Mesh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MeshShad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MovieClip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NineSlicePlane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ObjectRender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ObservablePoint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articleBuff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articleContain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articleRenderer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ParticleShad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lane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oint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olygon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PrimitiveShad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Quad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Rectangle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RenderTarget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RenderTextur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Rop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RoundedRectangle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Shad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Sprite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SpriteMaskFil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SpriteRender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StencilManag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SystemRenderer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Text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TextStyle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Texture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TextureGarbageCollecto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TextureManager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TextureUvs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Tick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TilingShad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TilingSprite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Transform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TransformStatic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VideoBaseTexture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WebGLExtract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WebGLGraphicsData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WebGLManager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WebGLRenderer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WebGLState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TOTAL</text:p>
          </table:table-cell>
          <table:table-cell table:formula="of:=SUM([.B2:.B86])" office:value-type="float" office:value="790">
            <text:p>790</text:p>
          </table:table-cell>
          <table:table-cell table:formula="of:=SUM([.C2:.C86])" office:value-type="float" office:value="69">
            <text:p>69</text:p>
          </table:table-cell>
          <table:table-cell table:number-columns-repeated="1021"/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1/11/2019</text:date>, <text:time>16:16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6:16:31</dc:date>
    <dc:creator>Leonardo Silva</dc:creator>
    <meta:generator>OpenOffice/4.1.5$Unix OpenOffice.org_project/415m1$Build-9789</meta:generator>
    <meta:editing-duration>PT15H47M19S</meta:editing-duration>
    <meta:editing-cycles>37</meta:editing-cycles>
    <meta:document-statistic meta:table-count="1" meta:cell-count="258" meta:object-count="0"/>
  </office:meta>
</office:document-meta>
</file>